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c49" officeooo:paragraph-rsid="00169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dSolver makefile – first attempt at implementing dependencies</text:p>
      <text:p text:style-name="P1"/>
      <text:p text:style-name="P1">CC = gcc</text:p>
      <text:p text:style-name="P1">CFLAGS = -Wall -Wpedantic --std=gnu99</text:p>
      <text:p text:style-name="P1"/>
      <text:p text:style-name="P1">all:</text:p>
      <text:p text:style-name="P1"><text:s text:c="8"/>${CC} ${CFLAGS} -o build/quad.o src/quad.c input/qs_testMain.c \</text:p>
      <text:p text:style-name="P1"><text:tab/><text:tab/>input/qs_tokenizer.c input/qs_userInput.c validate/val.c -lm</text:p>
      <text:p text:style-name="P1"/>
      <text:p text:style-name="P1">build/quad.o : src/quad.c src/quad.h input/qs_testMain.c input/qs_tokenizer.c \</text:p>
      <text:p text:style-name="P1"><text:tab/><text:tab/>input/qs_userInput.c</text:p>
      <text:p text:style-name="P1"/>
      <text:p text:style-name="P1"><text:s text:c="8"/>${CC} ${CFLAGS} -c src/quad.c input/qs_testMain.c input/qs_tokenizer.c input/qs_userInput.c</text:p>
      <text:p text:style-name="P1"/>
      <text:p text:style-name="P1">build/input.o : input/qs_testMain.c input/qs_tokenizer.c input/qs_userInput.c src/quad.h</text:p>
      <text:p text:style-name="P1"/>
      <text:p text:style-name="P1"><text:s text:c="8"/>${CC} ${CFLAGS} -c input/qs_testMain.c input/qs_tokenizer.c input/qs_userInput.c</text:p>
      <text:p text:style-name="P1"/>
      <text:p text:style-name="P1">build/validate.o : input/qs_testMain.c input/qs_tokenizer.c input/qs_userInput.c \</text:p>
      <text:p text:style-name="P1"><text:tab/><text:tab/>src/quad.h validate/val.c</text:p>
      <text:p text:style-name="P1"/>
      <text:p text:style-name="P1"><text:s text:c="8"/>${CC} ${CFLAGS} -c input/qs_testMain.c input/qs_tokenizer.c \</text:p>
      <text:p text:style-name="P1"><text:tab/><text:tab/>input/qs_userInput.c validate/val.c</text:p>
      <text:p text:style-name="P1"/>
      <text:p text:style-name="P1">run :</text:p>
      <text:p text:style-name="P1"><text:s text:c="8"/>./build/quad.o</text:p>
      <text:p text:style-name="P1"/>
      <text:p text:style-name="P1">clean :</text:p>
      <text:p text:style-name="P1"><text:s text:c="8"/>rm build/quad.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0:17:43.210706861</meta:creation-date>
    <dc:date>2018-10-14T20:21:05.379439046</dc:date>
    <meta:editing-duration>PT3M22S</meta:editing-duration>
    <meta:editing-cycles>1</meta:editing-cycles>
    <meta:document-statistic meta:table-count="0" meta:image-count="0" meta:object-count="0" meta:page-count="1" meta:paragraph-count="19" meta:word-count="78" meta:character-count="895" meta:non-whitespace-character-count="780"/>
    <meta:generator>LibreOffice/6.0.6.2$Linux_X86_64 LibreOffice_project/00m0$Build-2</meta:generator>
  </office:meta>
</office:document-meta>
</file>